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Chouk: Pema Ts'al" svg:font-family="'Monlam Uni Chouk: Pema Ts'al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OuChan3: Pema Tsal" svg:font-family="'Monlam Uni OuChan3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style:font-name-complex="Monlam Uni Choukmatik"/>
    </style:style>
    <style:style style:name="P2" style:family="paragraph" style:parent-style-name="Standard">
      <style:text-properties style:font-name="Monlam Uni Choukmatik" officeooo:paragraph-rsid="001fdede" style:font-name-complex="Monlam Uni Choukmatik"/>
    </style:style>
    <style:style style:name="P3" style:family="paragraph" style:parent-style-name="Standard">
      <style:text-properties style:font-name="Monlam Uni Choukmatik" officeooo:paragraph-rsid="00207689" style:font-name-complex="Monlam Uni Choukmatik"/>
    </style:style>
    <style:style style:name="P4" style:family="paragraph" style:parent-style-name="Standard">
      <style:text-properties style:font-name="Monlam Uni Choukmatik" officeooo:paragraph-rsid="002249fe" style:font-name-complex="Monlam Uni Choukmatik"/>
    </style:style>
    <style:style style:name="P5" style:family="paragraph" style:parent-style-name="Standard">
      <style:text-properties style:font-name="Monlam Uni Choukmatik" officeooo:paragraph-rsid="00234621" style:font-name-complex="Monlam Uni Choukmatik"/>
    </style:style>
    <style:style style:name="P6" style:family="paragraph" style:parent-style-name="Standard">
      <style:text-properties style:font-name="Monlam Uni OuChan1: Pema Tsal" style:font-name-complex="Monlam Uni Choukmatik"/>
    </style:style>
    <style:style style:name="P7" style:family="paragraph" style:parent-style-name="Standard">
      <style:text-properties style:font-name="Monlam Uni OuChan1: Pema Tsal" fo:font-size="12pt" style:font-size-asian="12pt" style:font-name-complex="Monlam Uni OuChan1: Pema Tsal" style:font-size-complex="12pt"/>
    </style:style>
    <style:style style:name="P8" style:family="paragraph" style:parent-style-name="Standard">
      <style:text-properties style:font-name="Monlam Uni OuChan1: Pema Tsal" fo:font-size="12pt" officeooo:rsid="001df987" officeooo:paragraph-rsid="001df987" style:font-size-asian="12pt" style:font-name-complex="Monlam Uni OuChan1: Pema Tsal" style:font-size-complex="12pt"/>
    </style:style>
    <style:style style:name="P9" style:family="paragraph" style:parent-style-name="Standard">
      <style:text-properties style:font-name="Monlam Uni OuChan1: Pema Tsal" style:font-name-complex="Monlam Uni OuChan1: Pema Tsal"/>
    </style:style>
    <style:style style:name="P10" style:family="paragraph" style:parent-style-name="Heading_20_1">
      <style:text-properties style:font-name="Monlam Uni OuChan1: Pema Tsal" style:font-name-complex="Monlam Uni Choukmatik"/>
    </style:style>
    <style:style style:name="P11" style:family="paragraph" style:parent-style-name="Heading_20_1">
      <style:text-properties style:font-name="Monlam Uni OuChan1: Pema Tsal" style:font-name-complex="Monlam Uni OuChan1: Pema Ts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36pt" style:font-name-complex="Monlam Uni OuChan1: Pema Tsal" style:font-size-complex="36pt"/>
    </style:style>
    <style:style style:name="T3" style:family="text">
      <style:text-properties fo:font-size="36pt" style:font-size-asian="36pt" style:font-name-complex="Monlam Uni OuChan2: Pema Tsal" style:font-size-complex="36pt"/>
    </style:style>
    <style:style style:name="T4" style:family="text">
      <style:text-properties fo:font-size="36pt" style:font-size-asian="36pt" style:font-name-complex="Monlam Uni OuChan1: Pema Tsal" style:font-size-complex="36pt"/>
    </style:style>
    <style:style style:name="T5" style:family="text">
      <style:text-properties fo:font-size="36pt" style:font-size-asian="36pt" style:font-name-complex="Monlam Uni Chouk: Pema Ts'al" style:font-size-complex="36pt"/>
    </style:style>
    <style:style style:name="T6" style:family="text">
      <style:text-properties fo:font-size="36pt" style:font-size-asian="36pt" style:font-name-complex="Monlam Uni OuChan3: Pema Tsal" style:font-size-complex="36pt"/>
    </style:style>
    <style:style style:name="T7" style:family="text">
      <style:text-properties officeooo:rsid="001df987"/>
    </style:style>
    <style:style style:name="T8" style:family="text">
      <style:text-properties officeooo:rsid="001f56a6" style:font-name-complex="Monlam Uni OuChan2: Pema Tsal"/>
    </style:style>
    <style:style style:name="T9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  <style:style style:name="T10" style:family="text">
      <style:text-properties style:font-name="Monlam Uni OuChan2: Pema Tsal" fo:font-size="36pt" officeooo:rsid="001f56a6" style:font-size-asian="36pt" style:font-name-complex="Monlam Uni OuChan2: Pema Tsal" style:font-size-complex="36pt"/>
    </style:style>
    <style:style style:name="T11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  <style:style style:name="T12" style:family="text">
      <style:text-properties style:font-name="Monlam Uni OuChan2: Pema Tsal" fo:font-size="36pt" officeooo:rsid="001f56a6" style:font-size-asian="36pt" style:font-name-complex="Monlam Uni Chouk: Pema Ts'al" style:font-size-complex="36pt"/>
    </style:style>
    <style:style style:name="T13" style:family="text">
      <style:text-properties style:font-name="Monlam Uni OuChan2: Pema Tsal" fo:font-size="36pt" officeooo:rsid="001f56a6" style:font-size-asian="36pt" style:font-name-complex="Monlam Uni OuChan3: Pema Tsal" style:font-size-complex="36pt"/>
    </style:style>
    <style:style style:name="T14" style:family="text">
      <style:text-properties officeooo:rsid="00207689"/>
    </style:style>
    <style:style style:name="T15" style:family="text">
      <style:text-properties officeooo:rsid="00212297"/>
    </style:style>
    <style:style style:name="T16" style:family="text">
      <style:text-properties style:font-name="Monlam Uni OuChan1: Pema Tsal"/>
    </style:style>
    <style:style style:name="T17" style:family="text">
      <style:text-properties style:font-name="Monlam Uni OuChan1: Pema Tsal" style:font-name-complex="Monlam Uni OuChan1: Pema Tsal"/>
    </style:style>
    <style:style style:name="T18" style:family="text">
      <style:text-properties style:font-name="Monlam Uni OuChan1: Pema Tsal" officeooo:rsid="00212297"/>
    </style:style>
    <style:style style:name="T19" style:family="text">
      <style:text-properties style:font-name="Monlam Uni OuChan1: Pema Tsal" officeooo:rsid="00207689"/>
    </style:style>
    <style:style style:name="T20" style:family="text">
      <style:text-properties officeooo:rsid="001f5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New characters' locations:</text:h>
      <text:p text:style-name="P7">Small tseg [࿝]: U+0FDD</text:p>
      <text:p text:style-name="P7">Big tseg [࿭]: U+0FED</text:p>
      <text:p text:style-name="P7">Cut shad [࿽]: U+0FFD</text:p>
      <text:p text:style-name="P8">Rhombus [<text:span text:style-name="T20">࿞</text:span>]: U+0FDE</text:p>
      <text:p text:style-name="P8">Circle [<text:span text:style-name="T20">࿮</text:span>]: U+0FEE</text:p>
      <text:p text:style-name="P8">Square [<text:span text:style-name="T20">࿾</text:span>]: U+0FFE </text:p>
      <text:p text:style-name="P9"/>
      <text:h text:style-name="P10" text:outline-level="1">Version:</text:h>
      <text:p text:style-name="P6">0.<text:span text:style-name="T7">3</text:span></text:p>
      <text:p text:style-name="P6"/>
      <text:h text:style-name="P10" text:outline-level="1">Examples:</text:h>
      <text:p text:style-name="P6"/>
      <text:p text:style-name="P5"><text:span text:style-name="T16">Chouk:<text:tab/></text:span><text:span text:style-name="T5">ན࿝མོ࿭རཏྣ࿭ཏྲ࿝ཡཱ࿝ཡ࿽</text:span><text:span text:style-name="T12">࿞࿮࿾</text:span></text:p>
      <text:p text:style-name="P1"/>
      <text:p text:style-name="P1"><text:span text:style-name="T18">D</text:span><text:span text:style-name="T16">utsa1:</text:span><text:tab/><text:span text:style-name="T1">ན࿝མོ࿭རཏྣ࿭ཏྲ࿝ཡཱ࿝ཡ࿽</text:span></text:p>
      <text:p text:style-name="P1"/>
      <text:p text:style-name="P1"><text:span text:style-name="T18">D</text:span><text:span text:style-name="T16">utsa2:</text:span><text:tab/><text:span text:style-name="T16">unknown problem!</text:span></text:p>
      <text:p text:style-name="P1"/>
      <text:p text:style-name="P2"><text:span text:style-name="T19">O</text:span><text:span text:style-name="T16">uchan1:</text:span><text:tab/><text:span text:style-name="T2">ན࿝མོ࿭རཏྣ࿭ཏྲ࿝ཡཱ࿝ཡ࿽</text:span><text:span text:style-name="T9">࿞࿮࿾</text:span></text:p>
      <text:p text:style-name="P1"/>
      <text:p text:style-name="P3"><text:span text:style-name="T19">O</text:span><text:span text:style-name="T16">uchan2:</text:span><text:tab/><text:span text:style-name="T3">ན࿝མོ࿭རཏྣ࿭ཏྲ࿝ཡཱ࿝ཡ࿽</text:span><text:span text:style-name="T10">࿞࿮࿾</text:span></text:p>
      <text:p text:style-name="P1"/>
      <text:p text:style-name="P4"><text:span text:style-name="T18">O</text:span><text:span text:style-name="T16">uchan3:</text:span><text:tab/><text:span text:style-name="T6">ན࿝མོ࿭རཏྣ࿭ཏྲ࿝ཡཱ࿝ཡ࿽</text:span><text:span text:style-name="T13">࿞࿮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lam Uni Chouk: Pema Ts'al" svg:font-family="'Monlam Uni Chouk: Pema Ts'al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OuChan3: Pema Tsal" svg:font-family="'Monlam Uni OuChan3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5-06-14T22:03:25.628889807</dc:date>
    <meta:editing-duration>PT35M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19" meta:character-count="307" meta:non-whitespace-character-count="282"/>
  </office:meta>
</office:document-meta>
</file>